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 officeooo:paragraph-rsid="00088ed9"/>
    </style:style>
    <style:style style:name="P2" style:family="paragraph" style:parent-style-name="Text_20_body">
      <style:paragraph-properties fo:orphans="2" fo:widows="2"/>
      <style:text-properties style:font-name="DejaVu Serif" officeooo:paragraph-rsid="00088ed9"/>
    </style:style>
    <style:style style:name="P3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88ed9"/>
    </style:style>
    <style:style style:name="P4" style:family="paragraph" style:parent-style-name="Heading_20_1">
      <style:text-properties style:font-name="DejaVu Serif" officeooo:paragraph-rsid="00088ed9"/>
    </style:style>
    <style:style style:name="P5" style:family="paragraph" style:parent-style-name="Heading_20_1">
      <style:text-properties officeooo:paragraph-rsid="00088ed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section text:style-name="Sect1" text:name="Seção764">
        <text:section text:style-name="Sect1" text:name="Seção765">
          <text:h text:style-name="P5" text:outline-level="1">Abdias</text:h>
          <text:section text:style-name="Sect1" text:name="Seção766">
            <text:p text:style-name="P2"><text:bookmark text:name="cap1125"/>1 Visão de Abdias. Assim diz Iavé Deus a respeito de Edom: Temos ouvido novas da parte de Iavé, e por entre as nações foi enviado um mensageiro a dizer: Levantai-vos, e levantemo-nos contra ela para a guerra.</text:p>
            <text:p text:style-name="P3">2 Eis que te farei pequeno entre as nações; serás muito desprezado.</text:p>
            <text:p text:style-name="P3">3 A soberba do teu coração te enganou, ó tu que habitas nas fendas do penhasco, na tua alta morada, que dizes no teu coração: Quem me derrubará em terra?</text:p>
            <text:p text:style-name="P3">4 Embora subas ao alto como águia, e embora se ponha o teu ninho entre as estrelas, dali te derrubarei, diz Iavé.</text:p>
            <text:p text:style-name="P3">5 Se a ti viessem ladrões, ou roubadores de noite (como estás destruído!), não furtariam somente o que lhes bastasse? se a ti viessem os vindimadores, não deixariam umas uvas de rabisco?</text:p>
            <text:p text:style-name="P3">6 Como foram rebuscados os bens de Esaú! como foram esquadrinhados os seus tesouros ocultos!</text:p>
            <text:p text:style-name="P3">7 Todos os teus confederados te levaram para fora dos teus limites; os que estavam de paz contigo te enganaram, e prevaleceram contra ti; os que comem o teu pão põem debaixo de ti uma armadilha; não há em Edom entendimento.</text:p>
            <text:p text:style-name="P3">8 Acaso não acontecerá naquele dia, diz Iavé, que farei perecer os sábios de Edom, e o entendimento do monte de Esaú?</text:p>
            <text:p text:style-name="P3">9 E os teus valentes, ó Temã, estarão atemorizados, para que do monte de Esaú seja cada um exterminado pela matança.</text:p>
            <text:p text:style-name="P3">10 Por causa da violência feita a teu irmão Jacó, cobrir-te-á a confusão, e serás exterminado para sempre.</text:p>
            <text:p text:style-name="P3">11 No dia em que estiveste do lado oposto, no dia em que estranhos lhe levaram os bens, e os estrangeiros lhe entraram pelas portas e lançaram sortes sobre Jerusalém, tu mesmo eras como um deles.</text:p>
            <text:p text:style-name="P3">12 Mas tu não devias olhar com prazer para o dia de teu irmão no dia do seu desterro, nem alegrar-te sobre os filhos de Judá no dia da sua ruína, nem falar arrogantemente no dia da tribulação;</text:p>
            <text:p text:style-name="P3">13 nem entrar pela porta do meu povo no dia da sua calamidade; sim, tu não devias olhar, satisfeito, para o seu mal, no dia da sua calamidade; nem lançar mão dos seus bens no dia da sua calamidade;</text:p>
            <text:p text:style-name="P3">14 nem te postar nas encruzilhadas, para exterminares os que escapassem; nem entregar os que lhe restassem, no dia da tribulação.</text:p>
            <text:p text:style-name="P3">15 Porquanto o dia de Iavé está perto, sobre todas as nações, como tu fizeste, assim se fará contigo; o teu feito tornará sobre a tua cabeça.</text:p>
            <text:p text:style-name="P3">16 Pois como vós bebestes no meu santo monte, assim beberão de contínuo todas as nações; sim, beberão e sorverão, e serão como se nunca tivessem sido.</text:p>
            <text:p text:style-name="P3">17 Mas no monte de Sião haverá livramento, e ele será santo; e os da casa de Jacó possuirão as suas herdades.</text:p>
            <text:p text:style-name="P3">18 E a casa de Jacó será um fogo, e a casa de José uma chama, e a casa de Esaú restolho; aqueles se acenderão contra estes, e os consumirão; e ninguém mais restará da casa de Esaú; porque Iavé o disse.</text:p>
            <text:p text:style-name="P3"><text:soft-page-break/>19 Ora, os do Negebe possuirão o monte de Esaú, e os da planície, os filisteus; possuirão também os campos de Efraim, e os campos de Samária; e Benjamim possuirá a Gileade.</text:p>
            <text:p text:style-name="P3">20 Os cativos deste exército dos filhos de Israel possuirão os cananeus até Zarefate; e os cativos de Jerusalém, que estão em Sefarade, possuirão as cidades do Negebe.</text:p>
            <text:p text:style-name="P3">21 Subirão salvadores ao monte de Sião para julgarem o monte de Esaú; e o reino será de Iavé.</text:p>
          </text:section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5cm" fo:margin-bottom="0.055cm" loext:contextual-spacing="false" style:line-height-at-least="0.018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28:29.782579848</meta:creation-date>
    <dc:date>2023-07-25T15:29:37.146179165</dc:date>
    <meta:editing-duration>PT1M8S</meta:editing-duration>
    <meta:editing-cycles>1</meta:editing-cycles>
    <meta:document-statistic meta:table-count="0" meta:image-count="0" meta:object-count="0" meta:page-count="2" meta:paragraph-count="22" meta:word-count="583" meta:character-count="3133" meta:non-whitespace-character-count="2572"/>
    <meta:generator>LibreOffice/6.0.3.2$Linux_X86_64 LibreOffice_project/00m0$Build-2</meta:generator>
  </office:meta>
</office:document-meta>
</file>